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716cm" fo:min-width="1.466cm" fo:padding-top="0.142cm" fo:padding-bottom="0.142cm" fo:padding-left="0.267cm" fo:padding-right="0.267cm"/>
    </style:style>
    <style:style style:name="gr2" style:family="graphic" style:parent-style-name="standard">
      <style:graphic-properties draw:stroke="none" draw:stroke-dash="Dashed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716cm" fo:min-width="1.46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="" draw:marker-start-width="0.252cm" draw:marker-end="Symmetric_20_Arrow" draw:marker-end-width="0.252cm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="Symmetric_20_Arrow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="Symmetric_20_Arrow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margin-top="0.2cm" fo:margin-bottom="0cm"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cm" svg:height="1cm" svg:x="9cm" svg:y="2.9cm">
          <text:p text:style-name="P1"><text:span text:style-name="T1">Process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cm" svg:height="1cm" svg:x="9cm" svg:y="4.9cm">
          <text:p text:style-name="P1"><text:span text:style-name="T1">Trasduttor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cm" svg:height="1cm" svg:x="6cm" svg:y="2.9cm">
          <text:p text:style-name="P1"><text:span text:style-name="T1">Attuato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cm" svg:height="1cm" svg:x="3cm" svg:y="2.9cm">
          <text:p text:style-name="P1"><text:span text:style-name="T1">Controllor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cm" svg:height="1cm" svg:x="6cm" svg:y="0.9cm">
          <text:p text:style-name="P1"><text:span text:style-name="T1">Trasduttor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cm" svg:height="1cm" svg:x="9cm" svg:y="-0.1cm">
          <text:p text:style-name="P1"><text:span text:style-name="T1">Disturb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2cm" svg:height="1cm" svg:x="12cm" svg:y="2.9cm">
          <text:p text:style-name="P1"><text:span text:style-name="T1">Uscit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2cm" svg:height="1cm" svg:x="0cm" svg:y="2.9cm">
          <text:p text:style-name="P1"><text:span text:style-name="T1">An</text:span><text:span text:style-name="T1">da</text:span><text:span text:style-name="T1">me</text:span><text:span text:style-name="T1">nto</text:span></text:p>
          <text:p text:style-name="P1"><text:span text:style-name="T1">de</text:span><text:span text:style-name="T1">sid</text:span><text:span text:style-name="T1">era</text:span><text:span text:style-name="T1">to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cm" svg:y1="0.9cm" svg:x2="10cm" svg:y2="2.9cm" draw:start-shape="id1" draw:start-glue-point="2" draw:end-shape="id2" draw:end-glue-point="0" svg:d="M10000 900v2000" svg:viewBox="0 0 1 2001">
          <text:p/>
        </draw:connector>
        <draw:connector draw:style-name="gr4" draw:text-style-name="P1" draw:layer="layout" svg:x1="10cm" svg:y1="0.9cm" svg:x2="8cm" svg:y2="1.4cm" draw:start-shape="id1" draw:start-glue-point="2" draw:end-shape="id3" svg:d="M10000 900v500h-2000" svg:viewBox="0 0 2001 501">
          <text:p/>
        </draw:connector>
        <draw:connector draw:style-name="gr5" draw:text-style-name="P1" draw:layer="layout" svg:x1="6cm" svg:y1="3.4cm" svg:x2="5cm" svg:y2="3.4cm" draw:start-shape="id4" draw:start-glue-point="3" draw:end-shape="id5" draw:end-glue-point="1" svg:d="M6000 3400h-1000" svg:viewBox="0 0 1001 1">
          <text:p/>
        </draw:connector>
        <draw:connector draw:style-name="gr6" draw:text-style-name="P1" draw:layer="layout" svg:x1="3cm" svg:y1="3.4cm" svg:x2="2cm" svg:y2="3.4cm" draw:start-shape="id5" draw:start-glue-point="3" draw:end-shape="id6" svg:d="M3000 3400h-1000" svg:viewBox="0 0 1001 1">
          <text:p/>
        </draw:connector>
        <draw:connector draw:style-name="gr5" draw:text-style-name="P1" draw:layer="layout" svg:x1="9cm" svg:y1="3.4cm" svg:x2="8cm" svg:y2="3.4cm" draw:start-shape="id2" draw:start-glue-point="3" draw:end-shape="id4" draw:end-glue-point="1" svg:d="M9000 3400h-1000" svg:viewBox="0 0 1001 1">
          <text:p/>
        </draw:connector>
        <draw:connector draw:style-name="gr7" draw:text-style-name="P1" draw:layer="layout" svg:x1="12cm" svg:y1="3.4cm" svg:x2="11cm" svg:y2="3.4cm" draw:start-shape="id7" draw:start-glue-point="3" draw:end-shape="id2" draw:end-glue-point="1" svg:d="M12000 3400h-1000" svg:viewBox="0 0 1001 1">
          <text:p/>
        </draw:connector>
        <draw:connector draw:style-name="gr3" draw:text-style-name="P3" draw:layer="layout" draw:line-skew="0cm 2cm -3cm" svg:x1="12cm" svg:y1="3.4cm" svg:x2="11cm" svg:y2="5.4cm" draw:start-shape="id7" draw:start-glue-point="3" draw:end-shape="id8" draw:end-glue-point="1" svg:d="M12000 3400h-500v1000 1000h-500" svg:viewBox="0 0 1001 2001">
          <text:p/>
        </draw:connector>
        <draw:connector draw:style-name="gr3" draw:text-style-name="P3" draw:layer="layout" svg:x1="9cm" svg:y1="5.4cm" svg:x2="4cm" svg:y2="3.9cm" draw:start-shape="id8" draw:start-glue-point="3" draw:end-shape="id5" draw:end-glue-point="2" svg:d="M9000 5400h-5000v-1500" svg:viewBox="0 0 5001 1501">
          <text:p/>
        </draw:connector>
        <draw:connector draw:style-name="gr4" draw:text-style-name="P3" draw:layer="layout" svg:x1="6cm" svg:y1="1.4cm" svg:x2="4cm" svg:y2="2.9cm" draw:start-shape="id3" draw:start-glue-point="3" draw:end-shape="id5" draw:end-glue-point="0" svg:d="M6000 1400h-2000v1500" svg:viewBox="0 0 2001 1501">
          <text:p/>
        </draw:connector>
        <draw:frame draw:style-name="gr8" draw:text-style-name="P1" draw:layer="layout" svg:width="0.832cm" svg:height="0.424cm" svg:x="10cm" svg:y="1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1" draw:layer="layout" svg:width="0.849cm" svg:height="0.424cm" svg:x="11cm" svg:y="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1" draw:layer="layout" svg:width="0.81cm" svg:height="0.424cm" svg:x="8cm" svg:y="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8" draw:text-style-name="P1" draw:layer="layout" svg:width="0.891cm" svg:height="0.424cm" svg:x="1.99cm" svg:y="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6:28:52.085356503</meta:creation-date>
    <dc:date>2018-04-06T10:57:50.622872735</dc:date>
    <meta:editing-duration>PT8M52S</meta:editing-duration>
    <meta:editing-cycles>5</meta:editing-cycles>
    <meta:generator>LibreOffice/5.4.6.2$Linux_X86_64 LibreOffice_project/40$Build-2</meta:generator>
    <meta:document-statistic meta:object-count="21"/>
  </office:meta>
</office:document-meta>
</file>

<file path=Object 1/content.xml><?xml version="1.0" encoding="utf-8"?>
<math xmlns="http://www.w3.org/1998/Math/MathML" display="block">
  <semantics>
    <mrow>
      <mi>d</mi>
      <mrow>
        <mo fence="true" stretchy="false">(</mo>
        <mrow>
          <mi>t</mi>
        </mrow>
        <mo fence="true" stretchy="false">)</mo>
      </mrow>
    </mrow>
    <annotation encoding="StarMath 5.0">d( t )</annotation>
  </semantics>
</math>
</file>

<file path=Object 2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 t )</annotation>
  </semantics>
</math>
</file>

<file path=Object 3/content.xml><?xml version="1.0" encoding="utf-8"?>
<math xmlns="http://www.w3.org/1998/Math/MathML" display="block">
  <semantics>
    <mrow>
      <mi>u</mi>
      <mrow>
        <mo fence="true" stretchy="false">(</mo>
        <mrow>
          <mi>t</mi>
        </mrow>
        <mo fence="true" stretchy="false">)</mo>
      </mrow>
    </mrow>
    <annotation encoding="StarMath 5.0">u( t )</annotation>
  </semantics>
</math>
</file>

<file path=Object 4/content.xml><?xml version="1.0" encoding="utf-8"?>
<math xmlns="http://www.w3.org/1998/Math/MathML" display="block">
  <semantics>
    <mrow>
      <mi>w</mi>
      <mrow>
        <mo fence="true" stretchy="false">(</mo>
        <mrow>
          <mi>t</mi>
        </mrow>
        <mo fence="true" stretchy="false">)</mo>
      </mrow>
    </mrow>
    <annotation encoding="StarMath 5.0">w( t )</annotation>
  </semantics>
</math>
</file>